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d6456" officeooo:paragraph-rsid="00053fc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fo:font-weight="bold" officeooo:rsid="000d6456" officeooo:paragraph-rsid="00053fc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34dcd" officeooo:paragraph-rsid="00134dc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5bacd" officeooo:paragraph-rsid="00134dcd" style:font-size-asian="15pt" style:font-weight-asian="bold" style:font-size-complex="15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53fc3" style:font-size-asian="15pt" style:font-size-complex="15pt"/>
    </style:style>
    <style:style style:name="T3" style:family="text">
      <style:text-properties fo:font-size="15pt" officeooo:rsid="00134dcd" style:font-size-asian="15pt" style:font-size-complex="15pt"/>
    </style:style>
    <style:style style:name="T4" style:family="text">
      <style:text-properties officeooo:rsid="00134dcd"/>
    </style:style>
    <style:style style:name="T5" style:family="text">
      <style:text-properties officeooo:rsid="00140cea"/>
    </style:style>
    <style:style style:name="T6" style:family="text">
      <style:text-properties officeooo:rsid="00194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Base de Datos</text:span> <text:s text:c="9"/><text:span text:style-name="T1"><text:s text:c="41"/>1ºTRIMESTRE </text:span><text:span text:style-name="T2">1</text:span><text:span text:style-name="T3">1</text:span><text:span text:style-name="T1">/</text:span><text:span text:style-name="T2">10</text:span><text:span text:style-name="T1">/2017</text:span></text:p>
      <text:p text:style-name="P2"/>
      <text:p text:style-name="P3">- Entidad débil: Entidad que necesita de otra entidad para poder identificarse <text:span text:style-name="T5">de manera única. Se indica recuadrando de la que depende.</text:span></text:p>
      <text:p text:style-name="P3"/>
      <text:p text:style-name="P3">- <text:span text:style-name="T6">En relaciones reflexivas no se puede dar la cardinalidad de mínimo 1 porque saldrían estructuras infinitas.</text:span></text:p>
      <text:p text:style-name="P3"/>
      <text:p text:style-name="P4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14:59.217385339</meta:creation-date>
    <dc:date>2017-10-16T11:27:31.900644278</dc:date>
    <meta:editing-duration>PT9M41S</meta:editing-duration>
    <meta:editing-cycles>4</meta:editing-cycles>
    <meta:generator>LibreOffice/5.4.0.3$Linux_X86_64 LibreOffice_project/40m0$Build-3</meta:generator>
    <meta:document-statistic meta:table-count="0" meta:image-count="0" meta:object-count="0" meta:page-count="1" meta:paragraph-count="3" meta:word-count="44" meta:character-count="331" meta:non-whitespace-character-count="240"/>
  </office:meta>
</office:document-meta>
</file>